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1C2259368F3D79A88A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25.438cm" fo:min-width="18.322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min-height="0.308cm" fo:min-width="18.322cm" fo:padding-top="0.137cm" fo:padding-bottom="0.137cm" fo:padding-left="0.262cm" fo:padding-right="0.26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455cm, 2.878cm, 0.139cm)" draw:image-opacity="100%" style:mirror="none"/>
    </style:style>
    <style:style style:name="gr4" style:family="graphic" style:parent-style-name="standard">
      <style:graphic-properties draw:fill="solid" draw:fill-color="#009900" draw:textarea-horizontal-align="justify" draw:textarea-vertical-align="middle" draw:auto-grow-height="false" fo:min-height="7.082cm" fo:min-width="7.017cm"/>
    </style:style>
    <style:style style:name="gr5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411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229cm" draw:marker-end-width="0.229cm" draw:textarea-horizontal-align="justify" draw:textarea-vertical-align="middle" draw:auto-grow-height="false" fo:min-height="0.194cm" fo:min-width="0.884cm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000000" draw:marker-start-width="0.229cm" draw:marker-end-width="0.229cm" draw:fill="solid" draw:fill-color="#ffffff" draw:textarea-horizontal-align="justify" draw:textarea-vertical-align="middle" draw:auto-grow-height="false" fo:min-height="0.07cm" fo:min-width="0.307cm" fo:padding-top="0.137cm" fo:padding-bottom="0.137cm" fo:padding-left="0.262cm" fo:padding-right="0.262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25cm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0000" draw:marker-start-width="0.229cm" draw:marker-end-width="0.229cm" draw:fill="solid" draw:fill-color="#990099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000000" draw:marker-start-width="0.229cm" draw:marker-end-width="0.229cm" draw:fill="solid" draw:fill-color="#999999" draw:textarea-horizontal-align="justify" draw:textarea-vertical-align="middle" draw:auto-grow-height="false" fo:min-height="2.969cm" fo:min-width="1.025cm" fo:padding-top="0.137cm" fo:padding-bottom="0.137cm" fo:padding-left="0.262cm" fo:padding-right="0.262cm"/>
    </style:style>
    <style:style style:name="gr15" style:family="graphic" style:parent-style-name="standard">
      <style:graphic-properties draw:fill="solid" draw:fill-color="#eeeeee" draw:textarea-horizontal-align="justify" draw:textarea-vertical-align="middle" draw:auto-grow-height="false" fo:min-height="0.826cm" fo:min-width="0.55cm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 fo:min-height="2.566cm" fo:min-width="0cm"/>
    </style:style>
    <style:style style:name="gr17" style:family="graphic" style:parent-style-name="standard">
      <style:graphic-properties draw:fill="solid" draw:fill-color="#000000" draw:textarea-horizontal-align="justify" draw:textarea-vertical-align="middle" draw:auto-grow-height="false" fo:min-height="1.807cm" fo:min-width="0cm"/>
    </style:style>
    <style:style style:name="gr18" style:family="graphic" style:parent-style-name="standard">
      <style:graphic-properties svg:stroke-width="0.025cm" svg:stroke-color="#000000" draw:marker-start-width="0.229cm" draw:marker-end-width="0.229cm" draw:fill="solid" draw:fill-color="#eeeeee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19" style:family="graphic" style:parent-style-name="standard">
      <style:graphic-properties draw:fill="solid" draw:fill-color="#000000" draw:textarea-horizontal-align="justify" draw:textarea-vertical-align="middle" draw:auto-grow-height="false" fo:min-height="0.013cm" fo:min-width="0cm"/>
    </style:style>
    <style:style style:name="gr20" style:family="graphic" style:parent-style-name="standard">
      <style:graphic-properties draw:fill="solid" draw:fill-color="#000000" draw:textarea-horizontal-align="justify" draw:textarea-vertical-align="middle" draw:auto-grow-height="false" fo:min-height="0.009cm" fo:min-width="0cm"/>
    </style:style>
    <style:style style:name="gr21" style:family="graphic" style:parent-style-name="standard">
      <style:graphic-properties svg:stroke-width="0.025cm" svg:stroke-color="#000000" draw:marker-start-width="0.229cm" draw:marker-end-width="0.229cm" draw:fill="solid" draw:fill-color="#808080" draw:textarea-horizontal-align="justify" draw:textarea-vertical-align="middle" draw:auto-grow-height="false" fo:min-height="0.632cm" fo:min-width="1.059cm" fo:padding-top="0.137cm" fo:padding-bottom="0.137cm" fo:padding-left="0.262cm" fo:padding-right="0.262cm"/>
    </style:style>
    <style:style style:name="gr22" style:family="graphic" style:parent-style-name="objectwithoutfill">
      <style:graphic-properties svg:stroke-width="0.025cm" svg:stroke-color="#000000" draw:marker-start-width="0.229cm" draw:marker-end-width="0.229cm" draw:fill="solid" draw:textarea-vertical-align="middle" fo:padding-top="0.137cm" fo:padding-bottom="0.137cm" fo:padding-left="0.262cm" fo:padding-right="0.262cm"/>
    </style:style>
    <style:style style:name="gr23" style:family="graphic" style:parent-style-name="standard">
      <style:graphic-properties draw:fill="solid" draw:fill-color="#000000" draw:textarea-horizontal-align="justify" draw:textarea-vertical-align="middle" draw:auto-grow-height="false" fo:min-height="0.021cm" fo:min-width="0cm"/>
    </style:style>
    <style:style style:name="gr24" style:family="graphic" style:parent-style-name="standard">
      <style:graphic-properties svg:stroke-color="#000000" draw:fill="solid" draw:fill-color="#009900" draw:textarea-horizontal-align="justify" draw:textarea-vertical-align="middle" draw:auto-grow-height="false" fo:min-height="0cm" fo:min-width="0cm"/>
    </style:style>
    <style:style style:name="gr25" style:family="graphic" style:parent-style-name="standard">
      <style:graphic-properties svg:stroke-width="0.025cm" svg:stroke-color="#000000" draw:marker-start-width="0.229cm" draw:marker-end-width="0.229cm" draw:fill="solid" draw:fill-color="#cccccc" draw:textarea-horizontal-align="justify" draw:textarea-vertical-align="middle" draw:auto-grow-height="false" fo:min-height="0.61cm" fo:min-width="0.583cm" fo:padding-top="0.137cm" fo:padding-bottom="0.137cm" fo:padding-left="0.262cm" fo:padding-right="0.262cm"/>
    </style:style>
    <style:style style:name="gr26" style:family="graphic" style:parent-style-name="standard">
      <style:graphic-properties svg:stroke-width="0.025cm" svg:stroke-color="#111111" draw:marker-start-width="0.229cm" draw:marker-end-width="0.229cm" draw:fill="solid" draw:fill-color="#cc0000" draw:textarea-horizontal-align="justify" draw:textarea-vertical-align="middle" draw:auto-grow-height="false" fo:min-height="0cm" fo:min-width="0.471cm" fo:padding-top="0.137cm" fo:padding-bottom="0.137cm" fo:padding-left="0.262cm" fo:padding-right="0.262cm"/>
    </style:style>
    <style:style style:name="gr27" style:family="graphic" style:parent-style-name="standard">
      <style:graphic-properties draw:fill="solid" draw:fill-color="#111111" draw:textarea-horizontal-align="justify" draw:textarea-vertical-align="middle" draw:auto-grow-height="false" fo:min-height="0.413cm" fo:min-width="0cm"/>
    </style:style>
    <style:style style:name="gr28" style:family="graphic" style:parent-style-name="objectwithoutfill">
      <style:graphic-properties svg:stroke-width="0.102cm" svg:stroke-color="#cc0000" draw:marker-start-width="0.356cm" draw:marker-end-width="0.356cm" draw:fill="solid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0" style:family="graphic" style:parent-style-name="standard">
      <style:graphic-properties draw:fill="solid" draw:fill-color="#111111" draw:textarea-horizontal-align="justify" draw:textarea-vertical-align="middle" draw:auto-grow-height="false" fo:min-height="0.396cm" fo:min-width="0.235cm"/>
      <style:paragraph-properties style:writing-mode="lr-tb"/>
    </style:style>
    <style:style style:name="gr31" style:family="graphic" style:parent-style-name="standard">
      <style:graphic-properties draw:fill="solid" draw:fill-color="#111111" draw:textarea-horizontal-align="justify" draw:textarea-vertical-align="middle" draw:auto-grow-height="false" fo:min-height="0.973cm" fo:min-width="0.235cm"/>
      <style:paragraph-properties style:writing-mode="lr-tb"/>
    </style:style>
    <style:style style:name="gr32" style:family="graphic" style:parent-style-name="objectwithoutfill">
      <style:graphic-properties svg:stroke-width="0.102cm" svg:stroke-color="#cc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3" style:family="graphic" style:parent-style-name="objectwithoutfill">
      <style:graphic-properties svg:stroke-width="0.102cm" svg:stroke-color="#111111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svg:stroke-width="0.051cm" svg:stroke-color="#111111" draw:marker-start-width="0.279cm" draw:marker-end-width="0.279cm" draw:fill="solid" draw:fill-color="#3399ff" draw:textarea-horizontal-align="justify" draw:textarea-vertical-align="middle" draw:auto-grow-height="false" fo:min-height="1.375cm" fo:min-width="3.049cm" fo:padding-top="0.15cm" fo:padding-bottom="0.15cm" fo:padding-left="0.275cm" fo:padding-right="0.275cm"/>
      <style:paragraph-properties style:writing-mode="lr-tb"/>
    </style:style>
    <style:style style:name="gr35" style:family="graphic" style:parent-style-name="objectwithoutfill">
      <style:graphic-properties svg:stroke-width="0.102cm" svg:stroke-color="#3333ff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fill="solid" draw:fill-color="#111111" draw:textarea-horizontal-align="justify" draw:textarea-vertical-align="middle" draw:auto-grow-height="false" fo:min-height="0.978cm" fo:min-width="0.23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0.52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39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40" style:family="graphic" style:parent-style-name="standard">
      <style:graphic-properties draw:stroke="none" svg:stroke-color="#000000" draw:fill="none" draw:fill-color="#ffffff" fo:min-height="0.447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1.025cm"/>
      <style:paragraph-properties style:writing-mode="lr-tb"/>
    </style:style>
    <style:style style:name="gr43" style:family="graphic" style:parent-style-name="objectwithoutfill">
      <style:graphic-properties draw:stroke="dash" draw:stroke-dash="Fine_20_Dashed" svg:stroke-width="0.051cm" svg:stroke-color="#000000" draw:marker-start-width="0.279cm" draw:marker-end="Short_20_line_20_Arrow" draw:marker-end-width="0.381cm" draw:fill="solid" draw:textarea-vertical-align="middl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fo:min-height="0.435cm"/>
      <style:paragraph-properties style:writing-mode="lr-tb"/>
    </style:style>
    <style:style style:name="gr45" style:family="graphic" style:parent-style-name="objectwithoutfill">
      <style:graphic-properties svg:stroke-width="0.051cm" svg:stroke-color="#c9211e" draw:marker-start-width="0.279cm" draw:marker-end="Arrow_20_concave" draw:marker-end-width="0.381cm" draw:fill="solid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svg:stroke-width="0.051cm" svg:stroke-color="#c9211e" draw:marker-start-width="0.279cm" draw:marker-end-width="0.279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61cm" fo:min-width="1.393cm"/>
    </style:style>
    <style:style style:name="gr48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362cm" fo:min-width="0.45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solid" draw:fill-color="#0099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990099"/>
      <style:paragraph-properties fo:text-align="center"/>
    </style:style>
    <style:style style:name="P11" style:family="paragraph">
      <loext:graphic-properties draw:fill="solid" draw:fill-color="#999999"/>
      <style:paragraph-properties fo:text-align="center"/>
    </style:style>
    <style:style style:name="P12" style:family="paragraph">
      <loext:graphic-properties draw:fill="solid" draw:fill-color="#eeeeee"/>
      <style:paragraph-properties fo:text-align="center"/>
    </style:style>
    <style:style style:name="P13" style:family="paragraph">
      <loext:graphic-properties draw:fill="solid" draw:fill-color="#808080"/>
      <style:paragraph-properties fo:text-align="center"/>
    </style:style>
    <style:style style:name="P14" style:family="paragraph">
      <loext:graphic-properties draw:fill="solid" draw:fill-color="#cc0000"/>
      <style:paragraph-properties fo:text-align="center"/>
    </style:style>
    <style:style style:name="P15" style:family="paragraph">
      <loext:graphic-properties draw:fill="solid" draw:fill-color="#111111"/>
      <style:paragraph-properties fo:text-align="center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solid" draw:fill-color="#111111"/>
      <style:paragraph-properties fo:text-align="center" style:writing-mode="lr-tb"/>
    </style:style>
    <style:style style:name="P18" style:family="paragraph">
      <loext:graphic-properties draw:fill="solid" draw:fill-color="#3399ff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20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1" style:family="paragraph">
      <loext:graphic-properties draw:fill="solid" draw:fill-color="#dddddd"/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ffffff"/>
      <style:paragraph-properties fo:text-align="end" style:writing-mode="lr-tb"/>
      <style:text-properties fo:font-size="13pt" style:font-size-asian="13pt" style:font-size-complex="13pt"/>
    </style:style>
    <style:style style:name="P24" style:family="paragraph">
      <style:text-properties fo:color="#c9211e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style:writing-mode="lr-tb"/>
      <style:text-properties fo:color="#c9211e" fo:font-size="13pt" fo:font-weight="bold" style:font-size-asian="13pt" style:font-weight-asian="bold" style:font-size-complex="13pt" style:font-weight-complex="bold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bold" style:letter-kerning="true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c9211e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846cm" svg:height="25.712cm" svg:x="1.474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27cm">
          <text:p text:style-name="P2"><text:span text:style-name="T1">Title:</text:span><text:span text:style-name="T2"> <text:s/>TWIPe Power Wiring Connections <text:s text:c="15"/></text:span><text:span text:style-name="T1">Last Editor:</text:span><text:span text:style-name="T2"> DAE <text:s text:c="3"/></text:span><text:span text:style-name="T1">Ver:</text:span><text:span text:style-name="T2"> 2 <text:s text:c="3"/></text:span><text:span text:style-name="T1">Date:</text:span><text:span text:style-name="T2"> 2020-04-12 <text:s text:c="6"/>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846cm" svg:height="0.582cm" svg:x="1.474cm" svg:y="1.862cm">
          <text:p text:style-name="P2"><text:span text:style-name="T3">Filename:</text:span><text:span text:style-name="T4"> <text:s text:c="2"/>SB7D-power-wiring.odg <text:s/></text:span><text:span text:style-name="T2"><text:s text:c="9"/></text:span><text:span text:style-name="T1">Related files:</text:span><text:span text:style-name="T2"> <text:s text:c="34"/></text:span><text:span text:style-name="T1">Scale:</text:span><text:span text:style-name="T2"> not to scale <text:s text:c="6"/>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.281cm" svg:height="9.027cm" svg:x="2.985cm" svg:y="17.466cm">
          <draw:image xlink:href="Pictures/1000020100000258000001C2259368F3D79A88A4.png" xlink:type="simple" xlink:show="embed" xlink:actuate="onLoad" loext:mime-type="image/png">
            <text:p/>
          </draw:image>
        </draw:frame>
        <draw:g>
          <draw:custom-shape draw:style-name="gr4" draw:text-style-name="P4" draw:layer="layout" svg:width="7.869cm" svg:height="7.684cm" svg:x="5.463cm" svg:y="5.805cm">
            <text:p/>
            <draw:enhanced-geometry svg:viewBox="0 0 21600 21600" draw:path-stretchpoint-x="10800" draw:path-stretchpoint-y="10800" draw:text-areas="?f3 ?f4 ?f5 ?f6" draw:type="round-rectangle" draw:modifiers="1690.9040436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5" draw:layer="layout" svg:width="0.935cm" svg:height="0.468cm" svg:x="11.502cm" svg:y="6.033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6" draw:layer="layout" svg:width="0.356cm" svg:height="0.356cm" svg:x="12.017cm" svg:y="6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2.062cm" svg:y1="6.376cm" svg:x2="12.318cm" svg:y2="6.142cm">
                <text:p/>
              </draw:line>
            </draw:g>
            <draw:g>
              <draw:custom-shape draw:style-name="gr6" draw:text-style-name="P6" draw:layer="layout" svg:width="0.356cm" svg:height="0.356cm" svg:x="11.578cm" svg:y="6.0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1.623cm" svg:y1="6.376cm" svg:x2="11.879cm" svg:y2="6.142cm">
                <text:p/>
              </draw:line>
            </draw:g>
          </draw:g>
          <draw:g>
            <draw:custom-shape draw:style-name="gr5" draw:text-style-name="P5" draw:layer="layout" svg:width="0.935cm" svg:height="0.468cm" svg:x="11.502cm" svg:y="12.724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6" draw:text-style-name="P6" draw:layer="layout" svg:width="0.356cm" svg:height="0.356cm" svg:x="12.017cm" svg:y="12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2.062cm" svg:y1="13.067cm" svg:x2="12.318cm" svg:y2="12.833cm">
                <text:p/>
              </draw:line>
            </draw:g>
            <draw:g>
              <draw:custom-shape draw:style-name="gr6" draw:text-style-name="P6" draw:layer="layout" svg:width="0.356cm" svg:height="0.356cm" svg:x="11.578cm" svg:y="12.772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1.623cm" svg:y1="13.067cm" svg:x2="11.879cm" svg:y2="12.833cm">
                <text:p/>
              </draw:line>
            </draw:g>
          </draw:g>
          <draw:g>
            <draw:custom-shape draw:style-name="gr8" draw:text-style-name="P5" draw:layer="layout" svg:width="1.408cm" svg:height="0.468cm" svg:x="9.947cm" svg:y="12.7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6" draw:layer="layout" svg:width="0.356cm" svg:height="0.356cm" svg:x="10.462cm" svg:y="12.7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10.507cm" svg:y1="13.069cm" svg:x2="10.763cm" svg:y2="12.835cm">
              <text:p/>
            </draw:line>
            <draw:custom-shape draw:style-name="gr6" draw:text-style-name="P6" draw:layer="layout" svg:width="0.356cm" svg:height="0.356cm" svg:x="10.023cm" svg:y="12.7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10.068cm" svg:y1="13.069cm" svg:x2="10.324cm" svg:y2="12.835cm">
              <text:p/>
            </draw:line>
            <draw:g>
              <draw:custom-shape draw:style-name="gr6" draw:text-style-name="P6" draw:layer="layout" svg:width="0.356cm" svg:height="0.356cm" svg:x="10.911cm" svg:y="12.78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7" draw:text-style-name="P7" draw:layer="layout" svg:x1="10.956cm" svg:y1="13.076cm" svg:x2="11.212cm" svg:y2="12.842cm">
                <text:p/>
              </draw:line>
            </draw:g>
          </draw:g>
          <draw:g>
            <draw:custom-shape draw:style-name="gr9" draw:text-style-name="P8" draw:layer="layout" svg:width="0.831cm" svg:height="0.344cm" svg:x="6.677cm" svg:y="13.032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6.776cm" svg:y="13.1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6.96cm" svg:y="13.1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7.168cm" svg:y="13.17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7.358cm" svg:y="13.175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4cm" svg:height="0.044cm" svg:x="6.795cm" svg:y="13.012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9cm" svg:height="0.044cm" svg:x="7.309cm" svg:y="13.01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8" draw:layer="layout" svg:width="0.831cm" svg:height="0.344cm" svg:x="8.87cm" svg:y="13.026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8.969cm" svg:y="13.1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153cm" svg:y="13.1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361cm" svg:y="13.1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0.043cm" svg:height="0.044cm" svg:x="9.551cm" svg:y="13.169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4cm" svg:height="0.044cm" svg:x="8.988cm" svg:y="13.006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8" draw:layer="layout" svg:width="0.089cm" svg:height="0.044cm" svg:x="9.502cm" svg:y="13.00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10" draw:layer="layout" svg:width="1.549cm" svg:height="0.906cm" svg:x="6.197cm" svg:y="11.72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0" draw:layer="layout" svg:width="1.583cm" svg:height="0.906cm" svg:x="8.356cm" svg:y="11.72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1" draw:layer="layout" svg:width="1.549cm" svg:height="3.243cm" svg:x="6.72cm" svg:y="6.212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12" draw:layer="layout" svg:width="1.05cm" svg:height="1.076cm" svg:x="6.957cm" svg:y="6.601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9" draw:layer="layout" svg:width="0.134cm" svg:height="2.816cm" svg:x="8.097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9" draw:layer="layout" svg:width="0.134cm" svg:height="2.057cm" svg:x="6.749cm" svg:y="6.48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2" draw:layer="layout" svg:width="0.382cm" svg:height="0.214cm" svg:x="7.318cm" svg:y="9.181cm">
              <text:p/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9" draw:layer="layout" svg:width="0.043cm" svg:height="0.263cm" svg:x="6.933cm" svg:y="6.24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47cm" svg:x="7.112cm" svg:y="6.24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52cm" svg:x="7.281cm" svg:y="6.24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65cm" svg:x="7.46cm" svg:y="6.24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165cm" svg:x="7.641cm" svg:y="6.241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9" draw:layer="layout" svg:width="0.043cm" svg:height="0.259cm" svg:x="7.831cm" svg:y="6.24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9" draw:layer="layout" svg:width="0.043cm" svg:height="0.263cm" svg:x="8.01cm" svg:y="6.241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18cm" draw:transform="rotate (1.5707963267949) translate (6.935cm 6.279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14cm" draw:transform="rotate (1.5707963267949) translate (7.11cm 6.40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28cm 6.279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46cm 6.406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652cm 6.283cm)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9" draw:layer="layout" svg:width="0.043cm" svg:height="0.223cm" draw:transform="rotate (1.5707963267949) translate (7.83cm 6.284cm)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21" draw:text-style-name="P13" draw:layer="layout" svg:width="1.583cm" svg:height="0.906cm" svg:x="8.876cm" svg:y="6.255cm">
              <text:p/>
              <draw:enhanced-geometry svg:viewBox="0 0 21600 21600" draw:type="rectangle" draw:enhanced-path="M 0 0 L 21600 0 21600 21600 0 21600 0 0 Z N"/>
            </draw:custom-shape>
            <draw:line draw:style-name="gr22" draw:text-style-name="P7" draw:layer="layout" svg:x1="8.885cm" svg:y1="6.401cm" svg:x2="10.459cm" svg:y2="6.401cm">
              <text:p/>
            </draw:line>
            <draw:custom-shape draw:style-name="gr23" draw:text-style-name="P9" draw:layer="layout" svg:width="0.299cm" svg:height="0.271cm" svg:x="9.466cm" svg:y="6.63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4" draw:layer="layout" svg:width="0.201cm" svg:height="0.201cm" svg:x="8.956cm" svg:y="6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4" draw:text-style-name="P4" draw:layer="layout" svg:width="0.201cm" svg:height="0.201cm" svg:x="10.168cm" svg:y="6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25" draw:text-style-name="P6" draw:layer="layout" svg:width="1.107cm" svg:height="0.884cm" svg:x="10.11cm" svg:y="10.652cm">
              <text:p/>
              <draw:enhanced-geometry svg:viewBox="0 0 21600 21600" draw:type="rectangle" draw:enhanced-path="M 0 0 L 21600 0 21600 21600 0 21600 0 0 Z N"/>
            </draw:custom-shape>
            <draw:g>
              <draw:line draw:style-name="gr22" draw:text-style-name="P7" draw:layer="layout" svg:x1="10.575cm" svg:y1="10.8cm" svg:x2="11.111cm" svg:y2="10.871cm">
                <text:p/>
              </draw:line>
              <draw:line draw:style-name="gr22" draw:text-style-name="P7" draw:layer="layout" svg:x1="10.57cm" svg:y1="10.977cm" svg:x2="11.101cm" svg:y2="10.928cm">
                <text:p/>
              </draw:line>
              <draw:line draw:style-name="gr22" draw:text-style-name="P7" draw:layer="layout" svg:x1="11.091cm" svg:y1="10.936cm" svg:x2="11.094cm" svg:y2="10.868cm">
                <text:p/>
              </draw:line>
            </draw:g>
            <draw:g>
              <draw:line draw:style-name="gr22" draw:text-style-name="P7" draw:layer="layout" svg:x1="10.575cm" svg:y1="11.156cm" svg:x2="11.111cm" svg:y2="11.227cm">
                <text:p/>
              </draw:line>
              <draw:line draw:style-name="gr22" draw:text-style-name="P7" draw:layer="layout" svg:x1="10.57cm" svg:y1="11.333cm" svg:x2="11.101cm" svg:y2="11.284cm">
                <text:p/>
              </draw:line>
              <draw:line draw:style-name="gr22" draw:text-style-name="P7" draw:layer="layout" svg:x1="11.091cm" svg:y1="11.292cm" svg:x2="11.094cm" svg:y2="11.224cm">
                <text:p/>
              </draw:line>
            </draw:g>
          </draw:g>
          <draw:g>
            <draw:line draw:style-name="gr22" draw:text-style-name="P7" draw:layer="layout" svg:x1="5.701cm" svg:y1="6.63cm" svg:x2="5.975cm" svg:y2="6.628cm">
              <text:p/>
            </draw:line>
            <draw:line draw:style-name="gr22" draw:text-style-name="P7" draw:layer="layout" svg:x1="6.363cm" svg:y1="7.02cm" svg:x2="6.363cm" svg:y2="6.693cm">
              <text:p/>
            </draw:line>
            <draw:line draw:style-name="gr22" draw:text-style-name="P7" draw:layer="layout" svg:x1="5.963cm" svg:y1="7.107cm" svg:x2="5.963cm" svg:y2="6.624cm">
              <text:p/>
            </draw:line>
            <draw:line draw:style-name="gr22" draw:text-style-name="P7" draw:layer="layout" svg:x1="5.713cm" svg:y1="6.722cm" svg:x2="5.713cm" svg:y2="6.624cm">
              <text:p/>
            </draw:line>
            <draw:line draw:style-name="gr22" draw:text-style-name="P7" draw:layer="layout" svg:x1="6.145cm" svg:y1="7.105cm" svg:x2="6.145cm" svg:y2="6.616cm">
              <text:p/>
            </draw:line>
            <draw:line draw:style-name="gr22" draw:text-style-name="P7" draw:layer="layout" svg:x1="6.369cm" svg:y1="7.012cm" svg:x2="6.26cm" svg:y2="7.097cm">
              <text:p/>
            </draw:line>
            <draw:line draw:style-name="gr22" draw:text-style-name="P7" draw:layer="layout" svg:x1="6.133cm" svg:y1="6.627cm" svg:x2="6.27cm" svg:y2="6.626cm">
              <text:p/>
            </draw:line>
            <draw:line draw:style-name="gr22" draw:text-style-name="P7" draw:layer="layout" svg:x1="6.134cm" svg:y1="7.096cm" svg:x2="6.27cm" svg:y2="7.094cm">
              <text:p/>
            </draw:line>
            <draw:line draw:style-name="gr22" draw:text-style-name="P7" draw:layer="layout" svg:x1="6.263cm" svg:y1="6.621cm" svg:x2="6.367cm" svg:y2="6.702cm">
              <text:p/>
            </draw:line>
          </draw:g>
          <draw:custom-shape draw:style-name="gr26" draw:text-style-name="P14" draw:layer="layout" svg:width="0.995cm" svg:height="0.207cm" draw:transform="rotate (2.35619449019234) translate (6.959cm 10.604cm)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0.328cm" svg:height="0.663cm" svg:x="6.377cm" svg:y="11.79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5" draw:layer="layout" svg:width="0.328cm" svg:height="0.663cm" svg:x="8.521cm" svg:y="11.79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6" draw:text-style-name="P6" draw:layer="layout" svg:width="0.253cm" svg:height="0.253cm" svg:x="9.617cm" svg:y="11.7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9.742cm" svg:y1="12.008cm" svg:x2="9.742cm" svg:y2="11.794cm">
              <text:p/>
            </draw:line>
            <draw:line draw:style-name="gr7" draw:text-style-name="P7" draw:layer="layout" svg:x1="9.635cm" svg:y1="11.898cm" svg:x2="9.849cm" svg:y2="11.898cm">
              <text:p/>
            </draw:line>
          </draw:g>
          <draw:g>
            <draw:custom-shape draw:style-name="gr6" draw:text-style-name="P6" draw:layer="layout" svg:width="0.253cm" svg:height="0.253cm" svg:x="7.422cm" svg:y="11.79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7" draw:text-style-name="P7" draw:layer="layout" svg:x1="7.547cm" svg:y1="12.028cm" svg:x2="7.547cm" svg:y2="11.814cm">
              <text:p/>
            </draw:line>
            <draw:line draw:style-name="gr7" draw:text-style-name="P7" draw:layer="layout" svg:x1="7.44cm" svg:y1="11.918cm" svg:x2="7.654cm" svg:y2="11.918cm">
              <text:p/>
            </draw:line>
          </draw:g>
        </draw:g>
        <draw:path draw:style-name="gr28" draw:text-style-name="P7" draw:layer="layout" svg:width="3.366cm" svg:height="9.258cm" draw:transform="rotate (-1.5707963267949) translate (11.7663033148291cm 13.203cm)" svg:viewBox="0 0 3367 9259" svg:d="M0 8c297-2 608-13 917-6v9257l2450-1">
          <text:p/>
        </draw:path>
        <draw:polyline draw:style-name="gr29" draw:text-style-name="P7" draw:layer="layout" svg:width="3.377cm" svg:height="9.357cm" draw:transform="rotate (-1.5707963267949) translate (12.187cm 13.182cm)" svg:viewBox="0 0 3378 9358" draw:points="0,0 1293,0 1293,9358 3378,9358">
          <text:p/>
        </draw:polyline>
        <draw:custom-shape draw:style-name="gr30" draw:text-style-name="P17" draw:layer="layout" svg:width="0.735cm" svg:height="0.646cm" svg:x="2.29cm" svg:y="16.556cm">
          <text:p text:style-name="P16">M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layout" svg:width="0.735cm" svg:height="1.223cm" svg:x="15.079cm" svg:y="15.922cm">
          <text:p text:style-name="P16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1.056cm" svg:height="3.491cm" draw:transform="rotate (-3.14159265358979) translate (3.56cm 21.445cm)" svg:viewBox="0 0 1057 3492" draw:points="0,0 1057,0 1057,3492">
          <text:p/>
        </draw:polyline>
        <draw:polyline draw:style-name="gr33" draw:text-style-name="P7" draw:layer="layout" svg:width="0.702cm" svg:height="3.857cm" draw:transform="rotate (-3.14159265358979) translate (3.522cm 21.792cm)" svg:viewBox="0 0 703 3858" draw:points="0,0 703,0 703,3858 703,3849">
          <text:p/>
        </draw:polyline>
        <draw:custom-shape draw:style-name="gr30" draw:text-style-name="P17" draw:layer="layout" svg:width="0.735cm" svg:height="0.646cm" svg:x="2.281cm" svg:y="17.306cm">
          <text:p text:style-name="P16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2.428cm" svg:height="1.154cm" draw:transform="rotate (1.5707963267949) translate (11.055cm 6.029cm)" svg:viewBox="0 0 2429 1155" draw:points="0,1155 2429,1155 2429,0">
          <text:p/>
        </draw:polyline>
        <draw:polyline draw:style-name="gr33" draw:text-style-name="P7" draw:layer="layout" svg:width="2.11cm" svg:height="0.644cm" draw:transform="rotate (1.5707963267949) translate (11.084cm 6.029cm)" svg:viewBox="0 0 2111 645" draw:points="0,645 2111,645 2111,0">
          <text:p/>
        </draw:polyline>
        <draw:custom-shape draw:style-name="gr30" draw:text-style-name="P17" draw:layer="layout" svg:width="0.735cm" svg:height="0.646cm" svg:x="10.354cm" svg:y="3.447cm">
          <text:p text:style-name="P16">F</text:p>
          <draw:enhanced-geometry svg:viewBox="0 0 21600 21600" draw:type="rectangle" draw:enhanced-path="M 0 0 L 21600 0 21600 21600 0 21600 0 0 Z N"/>
        </draw:custom-shape>
        <draw:polyline draw:style-name="gr32" draw:text-style-name="P7" draw:layer="layout" svg:width="2.796cm" svg:height="0.05cm" draw:transform="rotate (-3.14159265358979) translate (9.314cm 3.68cm)" svg:viewBox="0 0 2797 51" draw:points="0,51 2797,49 2797,0">
          <text:p/>
        </draw:polyline>
        <draw:line draw:style-name="gr33" draw:text-style-name="P7" draw:layer="layout" svg:x1="9.314cm" svg:y1="3.923cm" svg:x2="6.513cm" svg:y2="3.939cm">
          <text:p/>
        </draw:line>
        <draw:custom-shape draw:style-name="gr34" draw:text-style-name="P18" draw:layer="layout" svg:width="3.723cm" svg:height="1.799cm" svg:x="2.79cm" svg:y="2.983cm">
          <text:p text:style-name="P16">BATTE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0.735cm" svg:height="0.646cm" svg:x="9.307cm" svg:y="3.459cm">
          <text:p text:style-name="P16">M</text:p>
          <draw:enhanced-geometry svg:viewBox="0 0 21600 21600" draw:type="rectangle" draw:enhanced-path="M 0 0 L 21600 0 21600 21600 0 21600 0 0 Z N"/>
        </draw:custom-shape>
        <draw:polyline draw:style-name="gr35" draw:text-style-name="P7" draw:layer="layout" svg:width="2.987cm" svg:height="2.821cm" draw:transform="rotate (-1.5707963267949) translate (13.952cm 13.205cm)" svg:viewBox="0 0 2988 2822" draw:points="0,2822 2988,2822 2988,0">
          <text:p/>
        </draw:polyline>
        <draw:polyline draw:style-name="gr32" draw:text-style-name="P7" draw:layer="layout" svg:width="3.356cm" svg:height="3.364cm" draw:transform="rotate (-1.5707963267949) translate (14.011cm 13.201cm)" svg:viewBox="0 0 3357 3365" draw:points="0,3365 3357,3339 3350,0">
          <text:p/>
        </draw:polyline>
        <draw:polyline draw:style-name="gr33" draw:text-style-name="P7" draw:layer="layout" svg:width="3.754cm" svg:height="3.738cm" draw:transform="rotate (-1.5707963267949) translate (13.952cm 13.196cm)" svg:viewBox="0 0 3755 3739" draw:points="0,3739 3755,3739 3755,0">
          <text:p/>
        </draw:polyline>
        <draw:polyline draw:style-name="gr33" draw:text-style-name="P7" draw:layer="layout" svg:width="1.71cm" svg:height="1.692cm" svg:x="15.751cm" svg:y="16.969cm" svg:viewBox="0 0 1711 1693" draw:points="0,0 1711,0 1711,1693 1182,1693 1165,1676">
          <text:p/>
        </draw:polyline>
        <draw:custom-shape draw:style-name="gr36" draw:text-style-name="P17" draw:layer="layout" svg:width="0.735cm" svg:height="1.228cm" svg:x="13.956cm" svg:y="15.935cm">
          <text:p text:style-name="P16">M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2" draw:text-style-name="P7" draw:layer="layout" svg:width="1.97cm" svg:height="6.759cm" svg:x="15.835cm" svg:y="16.55cm" svg:viewBox="0 0 1971 6760" draw:points="0,0 1971,0 1971,6760 966,6760">
          <text:p/>
        </draw:polyline>
        <draw:polyline draw:style-name="gr35" draw:text-style-name="P7" draw:layer="layout" svg:width="2.393cm" svg:height="5.345cm" svg:x="15.809cm" svg:y="16.179cm" svg:viewBox="0 0 2394 5346" draw:points="0,0 2394,0 2394,5332 846,5332 860,5346">
          <text:p/>
        </draw:polyline>
        <draw:frame draw:style-name="gr37" draw:text-style-name="P19" draw:layer="layout" svg:width="1.347cm" svg:height="0.77cm" svg:x="12.122cm" svg:y="4.868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svg:x="6.657cm" svg:y="2.886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svg:x="7.504cm" svg:y="13.431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svg:x="1.385cm" svg:y="18.069cm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draw:transform="rotate (1.5707963267949) translate (10.273cm 12.916cm)">
          <draw:text-box>
            <text:p><text:span text:style-name="T5">12V</text:span></text:p>
          </draw:text-box>
        </draw:frame>
        <draw:frame draw:style-name="gr37" draw:text-style-name="P19" draw:layer="layout" svg:width="1.347cm" svg:height="0.77cm" draw:transform="rotate (1.5707963267949) translate (11.87cm 7.644cm)">
          <draw:text-box>
            <text:p><text:span text:style-name="T5">20V</text:span></text:p>
          </draw:text-box>
        </draw:frame>
        <draw:frame draw:style-name="gr37" draw:text-style-name="P19" draw:layer="layout" svg:width="1.347cm" svg:height="0.77cm" draw:transform="rotate (1.5707963267949) translate (10.773cm 12.82cm)">
          <draw:text-box>
            <text:p><text:span text:style-name="T5">5V</text:span></text:p>
          </draw:text-box>
        </draw:frame>
        <draw:frame draw:style-name="gr37" draw:text-style-name="P19" draw:layer="layout" svg:width="1.347cm" svg:height="0.77cm" draw:transform="rotate (1.5707963267949) translate (11.388cm 12.877cm)">
          <draw:text-box>
            <text:p><text:span text:style-name="T5">20V</text:span></text:p>
          </draw:text-box>
        </draw:frame>
        <draw:frame draw:style-name="gr38" draw:text-style-name="P19" draw:layer="layout" svg:width="1.539cm" svg:height="0.887cm" draw:transform="rotate (1.5707963267949) translate (11.351cm 7.851cm)">
          <draw:text-box>
            <text:p><text:span text:style-name="T5">GND</text:span></text:p>
          </draw:text-box>
        </draw:frame>
        <draw:frame draw:style-name="gr38" draw:text-style-name="P20" draw:layer="layout" svg:width="1.539cm" svg:height="0.887cm" draw:transform="rotate (1.5707963267949) translate (9.849cm 12.97cm)">
          <draw:text-box>
            <text:p><text:span text:style-name="T2">GND</text:span></text:p>
          </draw:text-box>
        </draw:frame>
        <draw:frame draw:style-name="gr37" draw:text-style-name="P19" draw:layer="layout" svg:width="1.347cm" svg:height="0.77cm" svg:x="3.31cm" svg:y="20.686cm">
          <draw:text-box>
            <text:p><text:span text:style-name="T5">20V</text:span></text:p>
          </draw:text-box>
        </draw:frame>
        <draw:g>
          <draw:custom-shape draw:style-name="gr39" draw:text-style-name="P21" draw:layer="layout" svg:width="0.113cm" svg:height="0.113cm" svg:x="12.12cm" svg:y="11.7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12cm" svg:y="11.3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121cm" svg:y="12.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441cm" svg:y="11.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444cm" svg:y="11.9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21" draw:layer="layout" svg:width="0.113cm" svg:height="0.113cm" svg:x="12.065cm" svg:y="7.8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065cm" svg:y="7.4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066cm" svg:y="8.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386cm" svg:y="7.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389cm" svg:y="7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21" draw:layer="layout" svg:width="0.113cm" svg:height="0.113cm" svg:x="12.072cm" svg:y="9.1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072cm" svg:y="8.7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073cm" svg:y="9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393cm" svg:y="8.9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396cm" svg:y="9.2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9" draw:text-style-name="P21" draw:layer="layout" svg:width="0.113cm" svg:height="0.113cm" svg:x="12.065cm" svg:y="10.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065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066cm" svg:y="10.8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386cm" svg:y="10.2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1" draw:layer="layout" svg:width="0.113cm" svg:height="0.113cm" svg:x="12.389cm" svg:y="10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8" draw:text-style-name="P19" draw:layer="layout" svg:width="1.539cm" svg:height="0.887cm" draw:transform="rotate (1.5707963267949) translate (11.831cm 12.912cm)">
          <draw:text-box>
            <text:p><text:span text:style-name="T5">GND</text:span></text:p>
          </draw:text-box>
        </draw:frame>
        <draw:frame draw:style-name="gr40" draw:text-style-name="P19" draw:layer="layout" svg:width="4.24cm" svg:height="0.763cm" svg:x="13.713cm" svg:y="11.624cm">
          <draw:text-box>
            <text:p><text:span text:style-name="T5">Switch 1 - White</text:span></text:p>
          </draw:text-box>
        </draw:frame>
        <draw:frame draw:style-name="gr40" draw:text-style-name="P19" draw:layer="layout" svg:width="4.24cm" svg:height="0.763cm" svg:x="13.713cm" svg:y="10.322cm">
          <draw:text-box>
            <text:p><text:span text:style-name="T5">Switch 2 - Red</text:span></text:p>
          </draw:text-box>
        </draw:frame>
        <draw:frame draw:style-name="gr41" draw:text-style-name="P23" draw:layer="layout" svg:width="3.136cm" svg:height="0.763cm" svg:x="1.766cm" svg:y="9.484cm">
          <draw:text-box>
            <text:p text:style-name="P22"><text:span text:style-name="T5">LCD Header</text:span></text:p>
          </draw:text-box>
        </draw:frame>
        <draw:frame draw:style-name="gr42" draw:text-style-name="P19" draw:layer="layout" svg:width="4.12cm" svg:height="1.275cm" svg:x="13.713cm" svg:y="7.644cm">
          <draw:text-box>
            <text:p><text:span text:style-name="T5">Switch 4 - Amber</text:span></text:p>
          </draw:text-box>
        </draw:frame>
        <draw:line draw:style-name="gr43" draw:text-style-name="P7" draw:layer="layout" svg:x1="13.853cm" svg:y1="8.022cm" svg:x2="12.53cm" svg:y2="8.054cm">
          <text:p/>
        </draw:line>
        <draw:line draw:style-name="gr43" draw:text-style-name="P7" draw:layer="layout" svg:x1="13.853cm" svg:y1="9.303cm" svg:x2="12.53cm" svg:y2="9.335cm">
          <text:p/>
        </draw:line>
        <draw:line draw:style-name="gr43" draw:text-style-name="P7" draw:layer="layout" svg:x1="13.853cm" svg:y1="10.658cm" svg:x2="12.53cm" svg:y2="10.69cm">
          <text:p/>
        </draw:line>
        <draw:line draw:style-name="gr43" draw:text-style-name="P7" draw:layer="layout" svg:x1="13.853cm" svg:y1="11.949cm" svg:x2="12.53cm" svg:y2="11.981cm">
          <text:p/>
        </draw:line>
        <draw:frame draw:style-name="gr44" draw:text-style-name="P25" draw:layer="layout" svg:width="3.644cm" svg:height="0.763cm" svg:x="14.03cm" svg:y="9.602cm">
          <draw:text-box>
            <text:p text:style-name="P24"><text:span text:style-name="T6">5V Test Point</text:span></text:p>
          </draw:text-box>
        </draw:frame>
        <draw:line draw:style-name="gr45" draw:text-style-name="P7" draw:layer="layout" svg:x1="14.213cm" svg:y1="9.969cm" svg:x2="12.686cm" svg:y2="10.255cm">
          <text:p/>
        </draw:line>
        <draw:custom-shape draw:style-name="gr46" draw:text-style-name="P1" draw:layer="layout" svg:width="0.297cm" svg:height="0.297cm" svg:x="12.301cm" svg:y="10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1" draw:layer="layout" svg:width="0.113cm" svg:height="0.113cm" svg:x="6.879cm" svg:y="10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9" draw:layer="layout" svg:width="4.24cm" svg:height="0.763cm" svg:x="13.724cm" svg:y="8.911cm">
          <draw:text-box>
            <text:p><text:span text:style-name="T5">Switch 3 - Green</text:span></text:p>
          </draw:text-box>
        </draw:frame>
        <draw:line draw:style-name="gr43" draw:text-style-name="P7" draw:layer="layout" svg:x1="4.755cm" svg:y1="9.856cm" svg:x2="6.078cm" svg:y2="9.888cm">
          <text:p/>
        </draw:line>
        <draw:frame draw:style-name="gr41" draw:text-style-name="P23" draw:layer="layout" svg:width="3.584cm" svg:height="0.763cm" svg:x="1.623cm" svg:y="10.476cm">
          <draw:text-box>
            <text:p text:style-name="P22"><text:span text:style-name="T5">Ground pin</text:span></text:p>
          </draw:text-box>
        </draw:frame>
        <draw:line draw:style-name="gr45" draw:text-style-name="P7" draw:layer="layout" svg:x1="5.08cm" svg:y1="10.889cm" svg:x2="6.691cm" svg:y2="10.489cm">
          <text:p/>
        </draw:line>
        <draw:custom-shape draw:style-name="gr47" draw:text-style-name="P8" draw:layer="layout" svg:width="1.893cm" svg:height="0.811cm" svg:x="14.358cm" svg:y="25.765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3" draw:layer="layout" svg:width="0.952cm" svg:height="0.612cm" svg:x="13.383cm" svg:y="25.50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9T23:49:15.537000000</meta:creation-date>
    <dc:date>2020-04-12T23:58:45.195000000</dc:date>
    <meta:editing-duration>PT1H19M26S</meta:editing-duration>
    <meta:editing-cycles>13</meta:editing-cycles>
    <meta:generator>LibreOffice/6.3.5.2$Windows_X86_64 LibreOffice_project/dd0751754f11728f69b42ee2af66670068624673</meta:generator>
    <meta:document-statistic meta:object-count="181"/>
  </office:meta>
</office:document-meta>
</file>